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18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19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</style:style>
    <style:style style:name="P20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21" style:family="paragraph" style:parent-style-name="Standard" style:master-page-name="">
      <loext:graphic-properties draw:fill="none"/>
      <style:paragraph-properties fo:margin-left="0in" fo:margin-right="-0.3752in" fo:orphans="2" fo:widows="2" fo:text-indent="0in" style:auto-text-indent="false" style:page-number="auto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22" style:family="paragraph" style:parent-style-name="Preformatted_20_Text">
      <style:text-properties officeooo:paragraph-rsid="004a44ba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2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23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24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25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26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27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28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29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0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31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32" style:family="text">
      <style:text-properties officeooo:rsid="003d39cf"/>
    </style:style>
    <style:style style:name="T33" style:family="text">
      <style:text-properties officeooo:rsid="003f228b"/>
    </style:style>
    <style:style style:name="T34" style:family="text">
      <style:text-properties officeooo:rsid="003f7c8f"/>
    </style:style>
    <style:style style:name="T35" style:family="text">
      <style:text-properties officeooo:rsid="004179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ocker network create postgres-network</text:p>
      <text:p text:style-name="P20"/>
      <text:p text:style-name="P19"><text:span text:style-name="T2">docker run --name pgadmin -p 5050:80 -e 'PGADMIN_CONFIG_SERVER_MODE=False' -e 'PGADMIN_DEFAULT_EMAIL=admin@admin.com' -e 'PGADMIN_DEFAULT_PASSWORD=password' -d --</text:span><text:span text:style-name="T3">network postgres-network</text:span><text:span text:style-name="T2"> dpage/pgadmin4:7.6</text:span></text:p>
      <text:p text:style-name="P3"/>
      <text:p text:style-name="P1"><text:span text:style-name="T1">docker run -d --name postgres -e POSTGRES_PASSWORD=password -p 5432:5432 </text:span><text:span text:style-name="T2">--</text:span><text:span text:style-name="T3">network postgres-network</text:span><text:span text:style-name="T2"> </text:span><text:span text:style-name="T1">postgres:15.4</text:span></text:p>
      <text:p text:style-name="P4"/>
      <text:p text:style-name="P4"/>
      <text:p text:style-name="P4">docker start postgres pgadmin</text:p>
      <text:p text:style-name="P4"/>
      <text:p text:style-name="P4"/>
      <text:p text:style-name="P11">docker network create mongo-network</text:p>
      <text:p text:style-name="P11"/>
      <text:p text:style-name="P22"><text:span text:style-name="Source_20_Text"><text:span text:style-name="T24">docker run -d --network </text:span></text:span><text:span text:style-name="Source_20_Text"><text:span text:style-name="T27">mongo-network -</text:span></text:span><text:span text:style-name="Source_20_Text"><text:span text:style-name="T28">v /home/dpm/CodingProjects/OnlineShop/accounts/create_user.js:/</text:span></text:span><text:span text:style-name="Source_20_Text"><text:span text:style-name="T30">docker-entrypoint-initdb.d/c</text:span></text:span><text:span text:style-name="Source_20_Text"><text:span text:style-name="T28">reate_user.js <text:s/></text:span></text:span><text:span text:style-name="Source_20_Text"><text:span text:style-name="T15">-p </text:span></text:span><text:span text:style-name="Source_20_Text"><text:span text:style-name="T16">27017:27017</text:span></text:span><text:span text:style-name="Source_20_Text"><text:span text:style-name="T15"> <text:s/></text:span></text:span><text:span text:style-name="Source_20_Text"><text:span text:style-name="T24">--name mongo -</text:span></text:span><text:span text:style-name="Source_20_Text"><text:span text:style-name="T25">e </text:span></text:span><text:span text:style-name="Source_20_Text"><text:span text:style-name="T29">MONGO_INITDB_DATABASE</text:span></text:span><text:span text:style-name="Source_20_Text"><text:span text:style-name="T25">=profile_db</text:span></text:span><text:span text:style-name="Source_20_Text"><text:span text:style-name="T24"> </text:span></text:span><text:span text:style-name="Source_20_Text"><text:span text:style-name="T26">mongo:7.0.7-jammy</text:span></text:span></text:p>
      <text:p text:style-name="P10"/>
      <text:p text:style-name="P10"/>
      <text:p text:style-name="P4"/>
      <text:p text:style-name="P4"/>
      <text:p text:style-name="P15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22">SPRING_DATASOURCE_URL</text:span><text:span text:style-name="T23">=</text:span><text:span text:style-name="T31">jdbc:postgresql://postgres:5432/postgres</text:span><text:span text:style-name="T23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12"/>
      <text:p text:style-name="P12"/>
      <text:p text:style-name="P12">-------------------</text:p>
      <text:p text:style-name="P12"/>
      <text:p text:style-name="P12"/>
      <text:p text:style-name="P16"><text:span text:style-name="T5">B</text:span><text:span text:style-name="T1">uild docker image for inventory-service</text:span></text:p>
      <text:p text:style-name="P13">1. Билдиш проекта</text:p>
      <text:p text:style-name="P13">2. Копираш Джара в Докер папката</text:p>
      <text:p text:style-name="P16"><text:span text:style-name="T1">3. рънваш docker build -t </text:span><text:span text:style-name="T5">dpm6/</text:span><text:span text:style-name="T1">inventory:1.0.0-SNAPSHOT .</text:span></text:p>
      <text:p text:style-name="P13"/>
      <text:p text:style-name="P13"/>
      <text:p text:style-name="P13"/>
      <text:p text:style-name="P14">---------------</text:p>
      <text:p text:style-name="P14"/>
      <text:p text:style-name="P14">DROP Schema</text:p>
      <text:p text:style-name="P14"/>
      <text:p text:style-name="P14"/>
      <text:p text:style-name="P14">DROP SCHEMA IF EXISTS public CASCADE;</text:p>
      <text:p text:style-name="P14"/>
      <text:p text:style-name="P14">CREATE SCHEMA public;</text:p>
      <text:p text:style-name="P18">docker build -t inventory:1.0.0-SNAPSHOT .</text:p>
      <text:p text:style-name="P5"/>
      <text:p text:style-name="P5">---------</text:p>
      <text:p text:style-name="P6"/>
      <text:p text:style-name="P6">- Да се проверява за дуплициране при Post</text:p>
      <text:p text:style-name="P6"/>
      <text:p text:style-name="P6"/>
      <text:p text:style-name="P17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8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7"/>
      <text:p text:style-name="P7"/>
      <text:p text:style-name="P6">- <text:span text:style-name="T32">Абстрактен сървис за комуникация с repositroy . Така няма да се пише за всеки клас</text:span></text:p>
      <text:p text:style-name="P6"/>
      <text:p text:style-name="P6">- <text:span text:style-name="T33">Spring data?</text:span></text:p>
      <text:p text:style-name="P6"/>
      <text:p text:style-name="P6">- <text:span text:style-name="T33">Spring data rest?</text:span></text:p>
      <text:p text:style-name="P6"/>
      <text:p text:style-name="P6">- <text:span text:style-name="T34">add pagination??</text:span></text:p>
      <text:p text:style-name="P6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35">JSONVIew </text:span></text:p>
      <text:p text:style-name="P6"/>
      <text:p text:style-name="P1"><text:span text:style-name="T1">- </text:span><text:span text:style-name="T13">swagger</text:span></text:p>
      <text:p text:style-name="P9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17">Да прочета за Монго</text:span></text:p>
      <text:p text:style-name="P23"/>
      <text:p text:style-name="P1"><text:span text:style-name="T14">- </text:span><text:span text:style-name="T18">Spring – bean scopes (for example request)</text:span></text:p>
      <text:p text:style-name="P24"/>
      <text:p text:style-name="P1"><text:span text:style-name="T18">- </text:span><text:span text:style-name="T19">Как да дебъгваме Reactive нещата в Спринг? Стактрейсовете са ужас</text:span></text:p>
      <text:p text:style-name="P1"><text:span text:style-name="T19">- </text:span><text:span text:style-name="T20">hibernate cache? First/Second level</text:span></text:p>
      <text:p text:style-name="P1"><text:span text:style-name="T20">- </text:span><text:span text:style-name="T21">Map reactive errors to structures ones (defined json by u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3-31T20:08:29.164115573</dc:date>
    <meta:editing-duration>P12DT20H34M8S</meta:editing-duration>
    <meta:editing-cycles>41</meta:editing-cycles>
    <meta:document-statistic meta:table-count="0" meta:image-count="0" meta:object-count="0" meta:page-count="2" meta:paragraph-count="35" meta:word-count="250" meta:character-count="1992" meta:non-whitespace-character-count="1778"/>
  </office:meta>
</office:document-meta>
</file>